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oto Serif Malayalam" officeooo:rsid="00154ca0" officeooo:paragraph-rsid="0005d91a" style:font-name-complex="Noto Serif Malayalam"/>
    </style:style>
    <style:style style:name="P2" style:family="paragraph" style:parent-style-name="Standard">
      <style:paragraph-properties fo:text-align="justify" style:justify-single-word="false"/>
      <style:text-properties style:font-name="Noto Serif Malayalam" officeooo:rsid="00154ca0" officeooo:paragraph-rsid="000a5938" style:font-name-complex="Noto Serif Malayalam"/>
    </style:style>
    <style:style style:name="P3" style:family="paragraph" style:parent-style-name="Standard">
      <style:paragraph-properties fo:text-align="justify" style:justify-single-word="false"/>
      <style:text-properties style:font-name="Noto Serif Malayalam" officeooo:rsid="0003ef3b" officeooo:paragraph-rsid="0003ef3b" style:font-name-complex="Noto Serif Malayalam"/>
    </style:style>
    <style:style style:name="P4" style:family="paragraph" style:parent-style-name="Standard">
      <style:paragraph-properties fo:text-align="justify" style:justify-single-word="false"/>
      <style:text-properties style:font-name="Noto Serif Malayalam" officeooo:rsid="0006b117" officeooo:paragraph-rsid="0006b117" style:font-name-complex="Noto Serif Malayalam"/>
    </style:style>
    <style:style style:name="P5" style:family="paragraph" style:parent-style-name="Standard">
      <style:paragraph-properties fo:text-align="justify" style:justify-single-word="false"/>
      <style:text-properties style:font-name="Noto Serif Malayalam" officeooo:rsid="000c2378" officeooo:paragraph-rsid="000c2378" style:font-name-complex="Noto Serif Malayalam"/>
    </style:style>
    <style:style style:name="P6" style:family="paragraph" style:parent-style-name="Standard">
      <style:paragraph-properties fo:text-align="justify" style:justify-single-word="false"/>
      <style:text-properties fo:color="#ff0000" style:font-name="Noto Serif Malayalam" officeooo:rsid="000f6d93" officeooo:paragraph-rsid="000f6d93" style:font-name-complex="Noto Serif Malayalam"/>
    </style:style>
    <style:style style:name="P7" style:family="paragraph" style:parent-style-name="Standard">
      <style:paragraph-properties fo:text-align="justify" style:justify-single-word="false"/>
      <style:text-properties fo:color="#ff0000" style:font-name="Noto Serif Malayalam" officeooo:rsid="000f6d93" officeooo:paragraph-rsid="00111270" style:font-name-complex="Noto Serif Malayalam"/>
    </style:style>
    <style:style style:name="P8" style:family="paragraph" style:parent-style-name="Standard">
      <style:paragraph-properties fo:text-align="justify" style:justify-single-word="false"/>
      <style:text-properties fo:color="#ff0000" style:font-name="Noto Serif Malayalam" officeooo:rsid="00162d5c" officeooo:paragraph-rsid="00162d5c" style:font-name-complex="Noto Serif Malayalam"/>
    </style:style>
    <style:style style:name="P9" style:family="paragraph" style:parent-style-name="Standard">
      <style:paragraph-properties fo:text-align="justify" style:justify-single-word="false"/>
      <style:text-properties fo:color="#ff0000" style:font-name="Noto Serif Malayalam" officeooo:rsid="001be6cc" officeooo:paragraph-rsid="001be6cc" style:font-name-complex="Noto Serif Malayalam"/>
    </style:style>
    <style:style style:name="P10" style:family="paragraph" style:parent-style-name="Standard">
      <style:paragraph-properties fo:text-align="justify" style:justify-single-word="false"/>
      <style:text-properties fo:color="#ff0000" style:font-name="Noto Serif Malayalam" officeooo:rsid="001c048b" officeooo:paragraph-rsid="001c048b" style:font-name-complex="Noto Serif Malayalam"/>
    </style:style>
    <style:style style:name="P11" style:family="paragraph" style:parent-style-name="Standard">
      <style:paragraph-properties fo:text-align="justify" style:justify-single-word="false"/>
      <style:text-properties fo:color="#ff0000" style:font-name="Noto Serif Malayalam" officeooo:rsid="001d7a9d" officeooo:paragraph-rsid="001d7a9d" style:font-name-complex="Noto Serif Malayalam"/>
    </style:style>
    <style:style style:name="P12" style:family="paragraph" style:parent-style-name="Standard">
      <style:paragraph-properties fo:text-align="justify" style:justify-single-word="false"/>
      <style:text-properties fo:color="#ff0000" style:font-name="Noto Serif Malayalam" officeooo:rsid="001f6897" officeooo:paragraph-rsid="001f6897" style:font-name-complex="Noto Serif Malayalam"/>
    </style:style>
    <style:style style:name="P13" style:family="paragraph" style:parent-style-name="Standard">
      <style:paragraph-properties fo:text-align="justify" style:justify-single-word="false"/>
      <style:text-properties fo:color="#ff0000" style:font-name="Noto Serif Malayalam" style:text-underline-style="solid" style:text-underline-width="auto" style:text-underline-color="font-color" fo:font-weight="bold" officeooo:rsid="000f6d93" officeooo:paragraph-rsid="0012b6a7" style:font-weight-asian="bold" style:font-name-complex="Noto Serif Malayalam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Noto Serif Malayalam" officeooo:rsid="000c2378" officeooo:paragraph-rsid="0005d91a" style:font-name-complex="Noto Serif Malayalam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Noto Serif Malayalam" officeooo:rsid="00151846" officeooo:paragraph-rsid="00151846" style:font-name-complex="Noto Serif Malayalam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Noto Serif Malayalam" officeooo:rsid="00043c3e" officeooo:paragraph-rsid="0005d91a" style:font-name-complex="Noto Serif Malayalam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Noto Serif Malayalam" officeooo:rsid="0005d91a" officeooo:paragraph-rsid="0005d91a" style:font-name-complex="Noto Serif Malayalam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Noto Serif Malayalam" officeooo:rsid="0006b117" officeooo:paragraph-rsid="0006b117" style:font-name-complex="Noto Serif Malayalam"/>
    </style:style>
    <style:style style:name="P19" style:family="paragraph" style:parent-style-name="Standard" style:list-style-name="L1">
      <style:paragraph-properties fo:text-align="justify" style:justify-single-word="false"/>
      <style:text-properties fo:color="#ff0000" style:font-name="Noto Serif Malayalam" officeooo:rsid="00162d5c" officeooo:paragraph-rsid="00162d5c" style:font-name-complex="Noto Serif Malayalam"/>
    </style:style>
    <style:style style:name="P20" style:family="paragraph" style:parent-style-name="Standard" style:list-style-name="L1">
      <style:paragraph-properties fo:text-align="justify" style:justify-single-word="false"/>
      <style:text-properties fo:color="#ff0000" style:font-name="Noto Serif Malayalam" officeooo:rsid="00177099" officeooo:paragraph-rsid="00177099" style:font-name-complex="Noto Serif Malayalam"/>
    </style:style>
    <style:style style:name="T1" style:family="text">
      <style:text-properties officeooo:rsid="00043c3e"/>
    </style:style>
    <style:style style:name="T2" style:family="text">
      <style:text-properties officeooo:rsid="0006b117"/>
    </style:style>
    <style:style style:name="T3" style:family="text">
      <style:text-properties officeooo:rsid="000876f0"/>
    </style:style>
    <style:style style:name="T4" style:family="text">
      <style:text-properties officeooo:rsid="000a5938"/>
    </style:style>
    <style:style style:name="T5" style:family="text">
      <style:text-properties officeooo:rsid="000c2378"/>
    </style:style>
    <style:style style:name="T6" style:family="text">
      <style:text-properties officeooo:rsid="000d5df6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fo:font-size="12pt" fo:font-weight="normal" officeooo:rsid="000d9824" style:font-size-asian="12pt" style:font-weight-asian="normal" style:font-size-complex="12pt" style:font-weight-complex="normal"/>
    </style:style>
    <style:style style:name="T10" style:family="text">
      <style:text-properties style:use-window-font-color="true" officeooo:rsid="000d9824"/>
    </style:style>
    <style:style style:name="T11" style:family="text">
      <style:text-properties officeooo:rsid="000d9824"/>
    </style:style>
    <style:style style:name="T12" style:family="text">
      <style:text-properties officeooo:rsid="001a5d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ആഗസറ്റ് 29, 30 ദിവസങ്ങളിലായി തമ്മനം യൂണിറ്റ് വാര്‍ഷിക<text:span text:style-name="T1">ത്തിലും തുടര്‍ന്ന നടന്ന യൂണിറ്റ് ഭാരവാഹികളരുടെ യോഗത്തിലും യൂണിറ്റിന് ഏറ്റെടുക്കാവുന്ന പ്രവര്‍ത്തനങ്ങളെപറ്റി ചര്‍ച്ച നടന്നു. കോവിഡ് കാല പരിമിതകള്‍ക്കുള്ളില്‍ നിന്നുകൊണ്ട് എങ്ങിനെ പ്രവര്‍ത്തിക്കാമെന്നാണ് പ്രധാനമായി ചര്‍ച്ചക്ക് ശ്രമിച്ചത്. </text:span></text:p>
      <text:p text:style-name="P1"/>
      <text:list xml:id="list2341550314" text:style-name="L1">
        <text:list-item>
          <text:p text:style-name="P16">രോഗങ്ങള്‍ പടരുന്നതില്‍ മാലിന്യകൂമ്പാരങ്ങളിടെ പങ്കിനെപ്പറ്റി ജനങ്ങള്‍കിടയില്‍ എങ്ങിനെ അവബോധം <text:span text:style-name="T5">ഉണ്ടാക്കാം</text:span>. കോവിഡ് സാഹചര്യത്തില്‍ ഇതെങ്ങിനെ നടത്താം എന്ന് യൂണിറ്റ് ആലോചിക്കുകയാണ്.</text:p>
        </text:list-item>
        <text:list-item>
          <text:p text:style-name="P17">കുട്ടികളിലും പ്രായമായവരിലും കോവിഡ് കാല മാനസിക സംഘര്‍ഷങ്ങള്‍ നേരിടാനുള്ള പ്രവര്‍ത്തനങ്ങള്‍. <text:span text:style-name="T3">നമുക്ക നേരിട്ടറിയാവുന്ന ഇത്തതരത്തില്‍ ബുദ്ധിമുട്ടനുഭവിക്കുവരുടെ ഒരുകണക്കെടുത്ത് അവുരുമായി അദ്യം ഫോണില്‍ ബന്ധപ്പെടുവാന്‍ തീരുമാനിച്ചു.</text:span></text:p>
        </text:list-item>
        <text:list-item>
          <text:p text:style-name="P17">പൊതുജനസംമ്പര്‍ക്കത്തിലുള്ള പരിമിതി കണക്കിലെടുത്ത് അംഗങ്ങള്‍ സ്വയം പഠിക്കാനുള്ള അവസരമായി <text:span text:style-name="T4">ഇക്കാലയളവു</text:span> ഉപയോഗിക്കുക. ഇതിനായി ഓരോ യൂണിറ്റ യോഗത്ത<text:span text:style-name="T4">ി</text:span>ലും ഒരോ അംഗവും ഒരു വിഷയം അവതരിപ്പിക്ക<text:span text:style-name="T2">ുക</text:span> എന്ന നിര്‍ദ്ദേശമ<text:span text:style-name="T4">ുണ്ടായ</text:span>. <text:span text:style-name="T2">ഇത് സാമൂഹ്യപ്രസക്തമായ വിഷയമോ പുസ്തക പരിചയപ്പെടുത്തലോ എന്തുവേണമെങ്കിലുമാകാം. എന്തായാലും വെറും വായനക്കപ്പുറം ഒരു പഠനമായിരിക്കണം എന്നാണ് </text:span>നിര്‍ദ്ദേശ<text:span text:style-name="T2">ം. ഇത് വിജയകരമായി നടക്കുകയാണെങ്കില്‍, സാമൂഹികമാധ്യമങ്ങള്‍ വഴി കൂടുതല്‍പ്രേക്ഷരകരിലേക്കത്തിക്കാന്‍ ശ്രമിക്കാം എന്നു തീരുമാനിച്ചു.</text:span></text:p>
        </text:list-item>
        <text:list-item>
          <text:p text:style-name="P18">കോവിഡ് മാനദണ്ഡങ്ങള്‍ പാലിച്ചുകൊണ്ട് ഭാരവാഹികളുടെ യോഗം കൂടാന്‍ ശ്രമിക്കണമെന്ന അഭിപ്രായം ഉണ്ട<text:span text:style-name="T3">ായെങ്കിലും പൊതുജനങ്ങള്‍ക്കിടയില്‍ ഇതു തെറ്റായ സന്ദേശം നല്‍കുമെന്ന എതിരഭിപ്രായവുമുണ്ടായി.</text:span></text:p>
        </text:list-item>
        <text:list-item>
          <text:p text:style-name="P19"><text:span text:style-name="T12">ശ്രീ തങ്കച്ചന്റെ അവതരണം വളരെ ആവേശമുണര്‍ത്തുന്നതായിരുന്നു </text:span>ലൂക്കാ പ്രചരണം</text:p>
        </text:list-item>
        <text:list-item>
          <text:p text:style-name="P20">പ്രായപൂര്‍ത്തിയായവര്‍ക്ക് മാത്രം മത പഠനം</text:p>
        </text:list-item>
      </text:list>
      <text:p text:style-name="P4"/>
      <text:p text:style-name="P5">മേഖലാ വാര്‍ഷിക റിപ്പോര്‍ട്ടിന്റെ ആമുഖം സാമുഹിക രാഷ്ട്രീയ സാഹചര്യങ്ങളെ വേണ്ടത്ര ഗൌരവമായി പരാമര്‍ശിക്കുന്നില്ല എന്ന ആരോപണമുണ്ട<text:span text:style-name="T11">്</text:span>. പൌരത്വ നിയന ഭേദഗതി, ഭരണഘടനയുടെ 370ാം വകുപ്പ് റദ്ദ് ചെയ്യല്‍, തൊഴില്‍ നിയമങ്ങള്‍ തൊഴിലുടമ<text:span text:style-name="T11">ക്ക്</text:span> <text:span text:style-name="T6">പക്ഷപാതപരമായി </text:span>അനുകൂലമാക്കിയത്, <text:span text:style-name="T6">കണ്‍കറന്റ് ലിസ്റ്റിലായിരുന്ന </text:span><text:span text:style-name="T7">വിദ്യാഭ്യാസ മേഖലയെ കേന്ദ്രാധിപത്യത്തിലാക്കി വര്‍ഗ്ഗീയ കമ്പോള ശക്തികള്‍ക്ക് തീറെഴുതിയത</text:span><text:span text:style-name="T10">ും</text:span><text:span text:style-name="T7"> </text:span><text:span text:style-name="T8">ഭാരതത്തിന്റെ അടിസ്ഥാന മൂല്യങ്ങള്‍ക്ക് വിരുദ്ധമായി ഒരുമതരാഷ്ട്രത്തിനു ശിലയിടുന്നതിനും നാം സാക്ഷിയാകേണ്ടിവന്ന </text:span><text:span text:style-name="T9">വിഷയങ്ങള്‍ റിപ്പോര്‍ട്ടില്‍ പരാമര്‍ശിക്കപ്പെടേണ്ടതായിരുന്നു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5">അഭിവാദ്യങ്ങള്‍</text:p>
      <text:p text:style-name="P15"/>
      <text:p text:style-name="P13">മേഖലാ സമ്മേളനം</text:p>
      <text:p text:style-name="P7">(47) 50 നടുത്ത് പേര്‍ പങ്കെടുത്തു</text:p>
      <text:p text:style-name="P7">റിപ്പോര്‍ട്ട് നല്ലതായിരുന്നങ്കിലും റിപ്പോര്‍ട്ടിന്‍മേലുള്ള ചര്‍ച്ച ശുഷ്കമായിരുന്നു.</text:p>
      <text:p text:style-name="P3"/>
      <text:p text:style-name="P6">പരിമിതികള്‍ക്കുള്ളില്‍ നിന്നുകൊണ്ട് യൂണിറ്റ് മീറ്റിങ്ങുകള്‍ നടത്തുവാന്‍ മേഖലാ ഭാരവാഹികള്‍ എടുത്തശ്രമം ശ്ലാഖനീയമാണ്. അനൂപിനെയും മറ്റ് ഭാരവാഹികളേയും <text:s/>അനുമോദിക്കുന്നു. <text:s/></text:p>
      <text:p text:style-name="P6"/>
      <text:p text:style-name="P8">ലൂക്കാ പ്രചരണം</text:p>
      <text:p text:style-name="P9">മട്ടുപ്പാവില്‍ കൃഷി</text:p>
      <text:p text:style-name="P9">മാലിന്യ സംസ്കരണം</text:p>
      <text:p text:style-name="P9">യൂണിറ്റുകളുടെ ശാക്തീകരണം</text:p>
      <text:p text:style-name="P10">സോപ്പ് നിര്‍മാണം</text:p>
      <text:p text:style-name="P11">vp</text:p>
      <text:p text:style-name="P12">ravi thengod Auditor</text:p>
      <text:p text:style-name="P12">President Simi Cletus</text:p>
      <text:p text:style-name="P12">Vp Sujith</text:p>
      <text:p text:style-name="P12">Sec Anoop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2:01:37.568762496</meta:creation-date>
    <dc:date>2020-09-02T20:59:56.234082649</dc:date>
    <meta:editing-duration>PT1H42M22S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2" meta:paragraph-count="23" meta:word-count="251" meta:character-count="1333" meta:non-whitespace-character-count="1133"/>
  </office:meta>
</office:document-meta>
</file>